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size="16pt" officeooo:rsid="000b3c17" officeooo:paragraph-rsid="000b3c17" style:font-size-asian="16pt" style:font-size-complex="16pt"/>
    </style:style>
    <style:style style:name="P2" style:family="paragraph" style:parent-style-name="Header">
      <style:paragraph-properties fo:text-align="center" style:justify-single-word="false"/>
      <style:text-properties fo:font-size="16pt" officeooo:rsid="000cb3f9" officeooo:paragraph-rsid="000cb3f9" style:font-size-asian="16pt" style:font-size-complex="16pt"/>
    </style:style>
    <style:style style:name="P3" style:family="paragraph" style:parent-style-name="Standard">
      <style:text-properties style:font-name="arial" fo:font-size="15pt" officeooo:rsid="000cb3f9" officeooo:paragraph-rsid="000cb3f9"/>
    </style:style>
    <style:style style:name="P4" style:family="paragraph" style:parent-style-name="Standard">
      <style:text-properties style:font-name="arial" fo:font-size="15pt" fo:font-weight="normal" officeooo:rsid="000cb3f9" officeooo:paragraph-rsid="000cb3f9" style:font-weight-asian="normal" style:font-weight-complex="normal"/>
    </style:style>
    <style:style style:name="P5" style:family="paragraph" style:parent-style-name="Standard">
      <style:text-properties style:font-name="arial" fo:font-size="15pt" officeooo:rsid="000e680e" officeooo:paragraph-rsid="000e680e"/>
    </style:style>
    <style:style style:name="P6" style:family="paragraph" style:parent-style-name="Standard">
      <style:text-properties style:font-name="arial" fo:font-size="15pt" officeooo:rsid="000ff0da" officeooo:paragraph-rsid="000ff0da"/>
    </style:style>
    <style:style style:name="P7" style:family="paragraph" style:parent-style-name="Standard">
      <style:text-properties style:font-name="arial" fo:font-size="15pt" officeooo:rsid="00106af3" officeooo:paragraph-rsid="00106af3"/>
    </style:style>
    <style:style style:name="P8" style:family="paragraph" style:parent-style-name="Standard">
      <style:text-properties style:font-name="arial" fo:font-size="15pt" officeooo:rsid="001171e3" officeooo:paragraph-rsid="001171e3"/>
    </style:style>
    <style:style style:name="P9" style:family="paragraph" style:parent-style-name="Standard">
      <style:text-properties style:font-name="arial" fo:font-size="15pt" officeooo:rsid="00133d87" officeooo:paragraph-rsid="00133d87"/>
    </style:style>
    <style:style style:name="P10" style:family="paragraph" style:parent-style-name="Standard">
      <style:text-properties style:font-name="arial" fo:font-size="15pt" officeooo:rsid="00133d87" officeooo:paragraph-rsid="0015acb5"/>
    </style:style>
    <style:style style:name="T1" style:family="text">
      <style:text-properties fo:font-weight="normal" style:font-weight-asian="normal" style:font-weight-complex="normal"/>
    </style:style>
    <style:style style:name="T2" style:family="text">
      <style:text-properties officeooo:rsid="001171e3"/>
    </style:style>
    <style:style style:name="T3" style:family="text">
      <style:text-properties officeooo:rsid="0013f994"/>
    </style:style>
    <style:style style:name="T4" style:family="text">
      <style:text-properties officeooo:rsid="0015ac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rvidor Eco UDP no conectivo:</text:p>
      <text:p text:style-name="P3"/>
      <text:p text:style-name="P3">Funcionamiento:</text:p>
      <text:p text:style-name="P3">Consiste en crear una conexión UDP mediante un cliente y un servidor ya sea de una maquina a otra o directamente por retroalimentacion atravez de la direccion del localhost de la misma maquina ejecutando ambos tanto cliente como servidor en la misma maquina.</text:p>
      <text:p text:style-name="P3">---------------------------------------------------------------------------------------------------</text:p>
      <text:p text:style-name="P7">Cliente:</text:p>
      <text:p text:style-name="P7">El programa primero pide al usuario por entrada de datos en el teclado especificar el puerto donde escucha el servidor y la direccion ip del servidor.</text:p>
      <text:p text:style-name="P7"/>
      <text:p text:style-name="P7">A continuacion despues de recibir estos parametros prodece a crear un mensaje para comprobar la conexión.</text:p>
      <text:p text:style-name="P7"/>
      <text:p text:style-name="P7">Si la direccion no es correcta se recibe el error con el manejo de excepciones para poder controlar este error luego procede a mostrar el error y cierra el programa.</text:p>
      <text:p text:style-name="P7"/>
      <text:p text:style-name="P7">Si no existe un error y los parametros para crear el paquete son correctos este envia el mensaje al servidor que por obligacion tiene que estar ejecutandose en la otra maquina destino o en la misma maquina.</text:p>
      <text:p text:style-name="P7"/>
      <text:p text:style-name="P7">Para que pueda continuar enviando mensajes nuestro cliente este entra en un bucle do, while de modo que si recibe el mensaje de comprobacion este podra enviar mensajes continuamente al servidor las veces que desee el usuario.</text:p>
      <text:p text:style-name="P7"/>
      <text:p text:style-name="P7">Si el usuario ingresa una cadena vacia o solo pulsa enter este entra en una sentencia de control indicando que si la cadena esta vacia el programa hara una ultima peticion al servidor enviandole un mensaje en especifico que indique que este cierre su conexión. <text:span text:style-name="T2">De este modo el servidor antes de cerrar su conexión envia el mensaje que recibio y el programa entra en otra sentencia de control especificando que si la cadena enviada al servidor para cerrar la conexión es igual a la que el </text:span><text:soft-page-break/><text:span text:style-name="T2">servidor envio, entonces nuestro cliente notificara al usuario el cierre de conexión luego cierra el socket de conexión y especifica un valor booleano igualado a false para que nuestro bucle do, while finalice y se finalize el programa.</text:span></text:p>
      <text:p text:style-name="P7">---------------------------------------------------------------------------------------------------</text:p>
      <text:p text:style-name="P8">Servidor:</text:p>
      <text:p text:style-name="P8">Se ejecuta el servidor y a continuacion procede a crear la conexión socket.</text:p>
      <text:p text:style-name="P8">Se declara una variable booleana inicializada en true antes de la entrada del ciclo do, while. </text:p>
      <text:p text:style-name="P8"/>
      <text:p text:style-name="P8">A continuacion entra al ciclo do, while de modo que este espera de manera infinita recibir un paquete desde el X cliente remoto.</text:p>
      <text:p text:style-name="P8"/>
      <text:p text:style-name="P9">Si recibe un paquete remoto entonces nuestro servidor procede a desempaquetar el mensaje, luego notifica al usuario y muestra la informacion recibida, la direccion ip del cliente que envio el mensaje, y el puerto desde donde fue enviado.</text:p>
      <text:p text:style-name="P9"/>
      <text:p text:style-name="P9">A continuacion el servidor procede a mandar el mensaje que recibio. Primero empaqueta el mensaje en un DatagramPacket junto con los datos que recibio, tales como la direccion ip del cliente y el puerto donde este escucha. De esta manera nuestro servidor podra replicar los mensajes y devolverlos al cliente de manera infinita tantas veces desee el cliente.</text:p>
      <text:p text:style-name="P9"/>
      <text:p text:style-name="P10">Para cerrar nuestro servidor es necesario que nuestro cliente envie una cadena vacia o simplemente pulsado enter <text:span text:style-name="T3">y este enviara un ultimo mensaje que recibira el servidor la cadena que envia el servidor funciona como comando de cierre de conexión si recibe el comando “@kilConex” </text:span><text:span text:style-name="T4">entonces este compara un string con el mensaje recibido del cliente. </text:span></text:p>
      <text:p text:style-name="P10"/>
      <text:p text:style-name="P10"><text:span text:style-name="T4">Si las cadenas son iguales entonces procede a enviar un mensaje informando al cliente el cierre de conexión del servidor luego procede a cerrar la conexión, despues iguala nuestro variable booleana a false para que nuestro ciclo do, while se detenga y finalize el programa.</text:span></text:p>
      <text:p text:style-name="P9"/>
      <text:p text:style-name="P9"/>
      <text:p text:style-name="P7"><text:soft-page-break/></text:p>
      <text:p text:style-name="P3">Librerias utilizadas:</text:p>
      <text:p text:style-name="P3">java.net.DatagramPacket:</text:p>
      <text:p text:style-name="P3">utilizada para la creacion de paquetes que viajaran atravez de la conexión UDP entre el cliente y el servidor, UDP utiliza datagramas para enviar paquetes.</text:p>
      <text:p text:style-name="P3"/>
      <text:p text:style-name="P3">java.net.DatagramSocket:</text:p>
      <text:p text:style-name="P3">Lo<text:span text:style-name="T1">s sockets datagram se basan en el protocolo UDP y ofrecen un servicio de transporte sin conexión. Es decir, podemos mandar información a un destino sin necesidad de realizar una conexión previa.</text:span></text:p>
      <text:p text:style-name="P4"/>
      <text:p text:style-name="P3">java.net.InetAddress:</text:p>
      <text:p text:style-name="P3">L<text:span text:style-name="T1">a biblioteca de clases de Java proporciona una clase InetAddress para trabajar con direcciones IP. Con su ayuda, la aplicación puede determinar la dirección IP del host local, así como la dirección del host remoto especificado por su nombre de dominio</text:span>.</text:p>
      <text:p text:style-name="P3"/>
      <text:p text:style-name="P3">java.io.IOException:</text:p>
      <text:p text:style-name="P4">IOException (errores que no puede evitar el programador, generalmente relacionados con la entrada/salida del programa). Se utilizan en Java para capturar las excepciones que se hayan podido producir en el bloque de código delimitado por try y catch.</text:p>
      <text:p text:style-name="P4"/>
      <text:p text:style-name="P3">java.net.SocketException:</text:p>
      <text:p text:style-name="P4">SocketException: restablecimiento de la conexión. Recientemente, al conectarse con sistemas de terceros, debe usar socket De esta forma, durante el proceso de depuración, siempre aparece java.</text:p>
      <text:p text:style-name="P4"/>
      <text:p text:style-name="P3">java.util.Scanner:</text:p>
      <text:p text:style-name="P4">Scanner es una clase en el paquete java. util utilizada para obtener la entrada de los tipos primitivos como int, double etc. y también String.</text:p>
      <text:p text:style-name="P3"/>
      <text:p text:style-name="P5">Metodos utilizados en el programa:</text:p>
      <text:p text:style-name="P5"/>
      <text:p text:style-name="P5">InetAddress.getByName():</text:p>
      <text:p text:style-name="P5"><text:soft-page-break/>E<text:span text:style-name="T1">l método </text:span><text:span text:style-name="Strong_20_Emphasis"><text:span text:style-name="T1">getByName()</text:span></text:span><text:span text:style-name="T1"> devuelve objeto InetAdress a partir del nombre.</text:span></text:p>
      <text:p text:style-name="P5"/>
      <text:p text:style-name="P6">String.GetBytes():</text:p>
      <text:p text:style-name="P5">Este método devuelve una matriz de bytes que nuevamente se puede pasar al constructor String para obtener String.</text:p>
      <text:p text:style-name="P5"/>
      <text:p text:style-name="P6">DatagramSocket.send():</text:p>
      <text:p text:style-name="P6">Envía un paquete de datagramas desde este conector. </text:p>
      <text:p text:style-name="P7"/>
      <text:p text:style-name="P7">Datagram.receive():</text:p>
      <text:p text:style-name="P7">Recibe un paquete de datagramas de este conector. </text:p>
      <text:p text:style-name="P7"/>
      <text:p text:style-name="P7">DatagramSocket.close():</text:p>
      <text:p text:style-name="P7">Cierra la conexión establecida.</text:p>
      <text:p text:style-name="P7"/>
      <text:p text:style-name="P8">String.IsEmpty();</text:p>
      <text:p text:style-name="P8">Comprueba si una cadena de caracteres es vacia.</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6pt" officeooo:rsid="000cb3f9" officeooo:paragraph-rsid="000cb3f9" style:font-size-asian="16pt" style:font-size-complex="16pt"/>
    </style:style>
    <style:style style:name="MP2" style:family="paragraph" style:parent-style-name="Header">
      <style:paragraph-properties fo:text-align="center" style:justify-single-word="false"/>
      <style:text-properties fo:font-size="16pt" officeooo:rsid="000b3c17" officeooo:paragraph-rsid="000b3c17" style:font-size-asian="16pt" style:font-size-complex="16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orme del Servidor Eco con conexión UDP</text:p>
        <text:p text:style-name="MP2">Heymmar Eliasith Zeledon Palma - Ingenieria en Telematica</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02:35:28.570591594</meta:creation-date>
    <dc:date>2021-05-24T21:03:03.459472598</dc:date>
    <meta:editing-duration>PT14M13S</meta:editing-duration>
    <meta:editing-cycles>3</meta:editing-cycles>
    <meta:generator>LibreOffice/6.4.7.2$Linux_X86_64 LibreOffice_project/40$Build-2</meta:generator>
    <meta:document-statistic meta:table-count="0" meta:image-count="0" meta:object-count="0" meta:page-count="4" meta:paragraph-count="48" meta:word-count="850" meta:character-count="5564" meta:non-whitespace-character-count="4758"/>
  </office:meta>
</office:document-meta>
</file>